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nsolas, 'Bitstream Vera Sans " svg:font-family="Consolas, 'Bitstream Vera Sans 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3" style:parent-style-name="DefaultParagraphFont" style:family="text">
      <style:text-properties style:font-name="Consolas, 'Bitstream Vera Sans " fo:color="#333333" fo:font-size="9pt" style:font-size-asian="9pt" fo:background-color="#FFFFFF"/>
    </style:style>
    <style:style style:name="T4" style:parent-style-name="SourceText" style:family="text">
      <style:text-properties style:font-name="Consolas, 'Bitstream Vera Sans " fo:color="#000000" fo:font-size="9pt" style:font-size-asian="9pt" fo:background-color="#FFFFFF"/>
    </style:style>
    <style:style style:name="T5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6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7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8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9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10" style:parent-style-name="DefaultParagraphFont" style:family="text">
      <style:text-properties style:font-name="Consolas, 'Bitstream Vera Sans " fo:color="#333333" fo:font-size="9pt" style:font-size-asian="9pt" fo:background-color="#FFFFFF"/>
    </style:style>
    <style:style style:name="T11" style:parent-style-name="SourceText" style:family="text">
      <style:text-properties style:font-name="Consolas, 'Bitstream Vera Sans " fo:color="#000000" fo:font-size="9pt" style:font-size-asian="9pt" fo:background-color="#FFFFFF"/>
    </style:style>
    <style:style style:name="T12" style:parent-style-name="SourceText" style:family="text">
      <style:text-properties style:font-name="Consolas, 'Bitstream Vera Sans " fo:color="#000000" fo:font-size="9pt" style:font-size-asian="9pt" fo:background-color="#FFFFFF"/>
    </style:style>
    <style:style style:name="T13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14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15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16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17" style:parent-style-name="SourceText" style:family="text">
      <style:text-properties style:font-name="Consolas, 'Bitstream Vera Sans " fo:color="#009900" fo:font-size="9pt" style:font-size-asian="9pt" fo:background-color="#FFFFFF"/>
    </style:style>
    <style:style style:name="T18" style:parent-style-name="DefaultParagraphFont" style:family="text">
      <style:text-properties style:font-name="Consolas, 'Bitstream Vera Sans " fo:color="#333333" fo:font-size="9pt" style:font-size-asian="9pt" fo:background-color="#FFFFFF"/>
    </style:style>
    <style:style style:name="T19" style:parent-style-name="SourceText" style:family="text">
      <style:text-properties style:font-name="Consolas, 'Bitstream Vera Sans " fo:color="#000000" fo:font-size="9pt" style:font-size-asian="9pt" fo:background-color="#FFFFFF"/>
    </style:style>
  </office:automatic-styles>
  <office:body>
    <office:text text:use-soft-page-breaks="true">
      <text:p text:style-name="P1">PID control on Great Cow Basic</text:p>
      <text:p text:style-name="Standard"/>
      <text:p text:style-name="Standard">This project started out <text:s/>as a radio astronomy project. Amateur radio astronomy has become a more common hobby with the advent of SDR’s and low noise<text:s/>LNA’s (lookup Nooelec LNA and SDR). The SDR’s are digital BUT they have amplifiers and oscillator inside that are influenced by temperature. <text:s/>At the astronomy <text:s/>signal levels this is extremely apparent. <text:s/></text:p>
      <text:p text:style-name="Standard"/>
      <text:p text:style-name="Standard">I bought a dorm room beer refrigerator that uses a solid state cooler (peltier). <text:s/>I put my SDR’s and LNA’s in the frig. <text:s/>Using a thermostat with 3 degree swing was driving me crazy. <text:s/>The swing was <text:s/>covering up any “signals” with the oscillating temperature swing. <text:s/>SDR’s are better temperature sensors than receivers.</text:p>
      <text:p text:style-name="Standard"/>
      <text:p text:style-name="Standard">I worked for 34 years as a control engineer and we used hundreds of PID controls. <text:s/>I always wanted to make a PIC into a PID control <text:s/>and have tried but failed before. <text:s/>So more internet searching and I came across Brett Beauregard. <text:s/>He went through developing the code step by step.</text:p>
      <text:p text:style-name="Standard"/>
      <text:p text:style-name="Standard">A greatresource for understanding digital PID control is<text:s/><text:a xlink:href="http://brettbeauregard.com/blog/2011/04/improving-the-beginners-pid-introduction/" office:target-frame-name="_top" xlink:show="replace">http://brettbeauregard.com/blog/2011/04/improving-the-beginners-pid-introduction/</text:a></text:p>
      <text:p text:style-name="Standard"/>
      <text:p text:style-name="Standard">So the refrigerator runs on DC current and a power FET controlled by PWM from the PIC can control the current (about 4 amps) to the frig. <text:s/>I chose a DS18B20 for the temperature sensor. <text:s/>Both of these have libraries in Great Cow Basic. <text:s/>Also the millis library is very useful.</text:p>
      <text:p text:style-name="Standard"/>
      <text:p text:style-name="Standard">Brett wrote very clear code that could be adapted to any processor. <text:s/>The “Compute” subroutine only has about a dozen lines of code. <text:s/>BUT</text:p>
      <text:p text:style-name="Standard"/>
      <text:p text:style-name="Standard">The variables are :<text:s/><text:tab/><text:span text:style-name="T2">double</text:span><text:span text:style-name="T3"><text:s/></text:span><text:span text:style-name="T4">Input, Output, Setpoint;</text:span></text:p>
      <text:p text:style-name="Standard"><text:span text:style-name="T5"><text:tab/></text:span><text:span text:style-name="T6"><text:tab/></text:span><text:span text:style-name="T7"><text:tab/></text:span><text:span text:style-name="T8"><text:tab/></text:span><text:span text:style-name="T9"><text:tab/>double</text:span><text:span text:style-name="T10"><text:s/></text:span><text:span text:style-name="T11">error, last</text:span><text:span text:style-name="T12">Err;</text:span></text:p>
      <text:p text:style-name="Standard"><text:span text:style-name="T13"><text:tab/></text:span><text:span text:style-name="T14"><text:tab/></text:span><text:span text:style-name="T15"><text:tab/></text:span><text:span text:style-name="T16"><text:tab/></text:span><text:span text:style-name="T17"><text:tab/>double</text:span><text:span text:style-name="T18"><text:s/></text:span><text:span text:style-name="T19">kp, ki, kd;</text:span></text:p>
      <text:p text:style-name="Standard"/>
      <text:p text:style-name="Standard">“double” means precision floating point, <text:s/>So this means scaling for GCB. <text:s/>Can we do it?</text:p>
      <text:p text:style-name="Standard"/>
      <text:p text:style-name="Standard">DS18B20.h example has a variable called “TempC_100”. <text:s/>It is the temperature in Celsius, first two digits are whole degrees and the last two are hundreths of a degree. <text:s/>No decimal, just imagine it. Except the resolution is 0.0625 degree so the 2 last places jumps ~.06 at a time as the temp changes. <text:s/>So 2500 is a nice measurement or setpoint…. <text:s/>We will mulitply everything by 100. <text:s text:c="2"/>Integers will work. <text:s/>I did not check on negative temperature reading, so let that for future experiment.</text:p>
      <text:p text:style-name="Standard"/>
      <text:p text:style-name="Standard">The PWM output could be a number of ranges <text:s/>but <text:s/>I chose to stay with the simplest HPWM on CCP2. So the range is <text:s/>0-255. <text:s text:c="2"/>So 255 *100 = 25500 which is in the integer range. <text:s/>When we pass it to the HPWM we divide it by 100 first. <text:s/>The PID has limit variables for the output and I have it set at 10000 which is 100 which worked for my experiment setup.</text:p>
      <text:p text:style-name="Standard"/>
      <text:p text:style-name="Standard">This PID <text:s/>had 4 tuning parameters. <text:s text:c="2"/>Two of them need the<text:s/>“error” <text:s/></text:p>
      <text:p text:style-name="Standard"/>
      <text:p text:style-name="Standard">error = Setpoint – Input</text:p>
      <text:p text:style-name="Standard"/>
      <text:soft-page-break/>
      <text:p text:style-name="Standard">P – Proportional is <text:s/>a ratio ( like a seesaw teeter totter) between the input and the output. <text:s/>How much change (%) of input will cause <text:s/>% <text:s/>of output change? <text:s text:c="2"/>Error is directly related to input here. This is scaled just<text:s/>like the other variables , <text:s/>by 10. <text:s text:c="4"/>So <text:s/>10 = gain of 1, <text:s/>5 = 0.5, 20 = 2.</text:p>
      <text:p text:style-name="Standard"/>
      <text:p text:style-name="Standard">I – Integral is the sum of the error. <text:s/>So processes if ran only in proportional may settle at some point which may not be on the setpoint. <text:s/>So integral “drives” the output an additional amount so the input gets to the setpoint. <text:s/>This adding errors can amount to a lot! The control is out of control. <text:s/>The Integral sum is limited too. <text:s text:c="2"/>Also when transferring from Manual to Auto mode, the Integral error sum is reset to 0. <text:s/>This is scaled just like the other variables , <text:s/>by 10.</text:p>
      <text:p text:style-name="Standard"/>
      <text:p text:style-name="Standard">D – Derivative is how fast the input is changing. <text:s/>This tries to catch the process variable by changing the output to compensate before it over shoots. <text:s/>This does not work on noisy input sources. Set it to zero in those cases. <text:s/>This is scaled just like the other variables , <text:s/>by 10.</text:p>
      <text:p text:style-name="Standard"/>
      <text:p text:style-name="Standard">T = SampeTime <text:s text:c="4"/>is used in this PID controller <text:s/>to help with “lag”. <text:s/>Lag is the delay that is between a change in output to the resulting change in input. <text:s/>Change in current to<text:s/>the cooler before the temperature starts dropping. <text:s text:c="2"/>By executing the “Compute” PID less often you don’t over drive the output. <text:s/>This is in millisecs, <text:s/>so <text:s/>12,000 is 12 secs delay between adjustments(“Computes”) of the output. My system has a lot of “lag”.</text:p>
      <text:p text:style-name="Standard"/>
      <text:p text:style-name="Standard"/>
      <text:p text:style-name="Standard">M <text:s/>- Auto/Manual <text:s text:c="2"/>Manual =0 <text:s/>Auto = 1 <text:s text:c="2"/>When switched to Auto it first wipes out the Integral “windup” and Uses the last output in the equations for “bumpless” transfer.</text:p>
      <text:p text:style-name="Standard"/>
      <text:p text:style-name="Standard">O - <text:s/>Output <text:s text:c="3"/>is the signal sent to the control element , in this case the HPWM<text:s/>control to the FET adjusting the current. <text:s/>A “good operator” starts by getting the process in control manually before flipping it to “Auto”. <text:s text:c="3"/>Bad operator would be like having your “car speed control” set <text:s/>and then coming to a stop sign, <text:s/>and then “turning on” the speed control to accelerate out of the stop. <text:s text:c="2"/></text:p>
      <text:p text:style-name="Standard"/>
      <text:p text:style-name="Standard">The PID program I am using is using HSerial for communictions and I put an HC-05 BlueTooth module on that because I wanted to use an app, BlueTooth Graphics, on my phone to plot the curves and see<text:s/>the PID work. <text:s/>Also through the Bluetooth, <text:s/>I implemented a Menu to adjust the above parameters. Using only the Capital letters before the parameter and a BT terminal. <text:s/>ex. M <text:s/>- Auto/Manual <text:s/>It will tell you the mode it is in and then you type a <text:s/>1 <text:s/>and return to put it in Auto. <text:s text:c="3"/>O - <text:s/>Output <text:s text:c="5"/>It will print the output value and you enter a new value. <text:s/>Etc…. <text:s text:c="4"/>Type a wrong letter and it will give a men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nsolas, 'Bitstream Vera Sans " svg:font-family="Consolas, 'Bitstream Vera Sans 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van</dc:creator>
    <meta:creation-date>2023-01-15T13:45:00Z</meta:creation-date>
    <dc:date>2023-01-19T06:28:00Z</dc:date>
    <meta:template xlink:href="Normal.dotm" xlink:type="simple"/>
    <meta:editing-cycles>12</meta:editing-cycles>
    <meta:editing-duration>PT6300S</meta:editing-duration>
    <meta:document-statistic meta:page-count="2" meta:paragraph-count="10" meta:word-count="814" meta:character-count="5445" meta:row-count="38" meta:non-whitespace-character-count="4641"/>
  </office:meta>
</office:document-meta>
</file>